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华文新魏" svg:font-family="华文新魏" style:font-adornments="标准" style:font-pitch="variable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style:language-asian="zh" style:country-asian="CN"/>
    </style:style>
    <style:style style:name="P2" style:family="paragraph" style:parent-style-name="Signature">
      <style:text-properties style:language-asian="zh" style:country-asian="CN"/>
    </style:style>
    <style:style style:name="P3" style:family="paragraph" style:parent-style-name="Heading_20_1">
      <style:text-properties fo:font-size="16.1000003814697pt" style:font-name-asian="宋体" style:font-size-asian="16.1000003814697pt" style:language-asian="zh" style:country-asian="CN" style:font-size-complex="16.1000003814697pt"/>
    </style:style>
    <style:style style:name="P4" style:family="paragraph" style:parent-style-name="Heading_20_1">
      <style:paragraph-properties fo:margin-top="0.423cm" fo:margin-bottom="0.212cm" fo:keep-with-next="always"/>
      <style:text-properties style:font-name="华文新魏" fo:font-size="16.1000003814697pt" fo:language="zxx" fo:country="none" style:font-name-asian="宋体" style:font-size-asian="16.1000003814697pt" style:language-asian="zh" style:country-asian="CN" style:font-name-complex="Tahoma" style:font-size-complex="16.1000003814697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zMySQL文档</text:p>
      <text:p text:style-name="P2">作者：熊小磊</text:p>
      <text:h text:style-name="P3" text:outline-level="1">什么是OrzMySQL</text:h>
      <text:h text:style-name="P4" text:outline-level="1">如何获得</text:h>
      <text:h text:style-name="P4" text:outline-level="1">如何编译安装</text:h>
      <text:h text:style-name="P4" text:outline-level="1">Hello,world!</text:h>
      <text:h text:style-name="P4" text:outline-level="1">OrzMySQL设计思路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华文新魏" svg:font-family="华文新魏" style:font-adornments="标准" style:font-pitch="variable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华文新魏" fo:font-size="14pt" style:font-name-asian="宋体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华文新魏"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center" style:justify-single-word="false" text:number-lines="false" text:line-number="0"/>
      <style:text-properties fo:font-size="12pt" style:font-name-asian="宋体1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3M36S</meta:editing-duration>
    <meta:editing-cycles>23</meta:editing-cycles>
    <meta:generator>OpenOffice.org/3.1$Win32 OpenOffice.org_project/310m11$Build-9399</meta:generator>
    <dc:date>2009-11-18T21:23:35.39</dc:date>
    <dc:creator>Nous Xiong</dc:creator>
    <meta:document-statistic meta:table-count="0" meta:image-count="0" meta:object-count="0" meta:page-count="1" meta:paragraph-count="7" meta:word-count="23" meta:character-count="76"/>
    <meta:user-defined meta:name="Info 1"/>
    <meta:user-defined meta:name="Info 2"/>
    <meta:user-defined meta:name="Info 3"/>
    <meta:user-defined meta:name="Info 4"/>
  </office:meta>
</office:document-meta>
</file>